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580000004B708087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8in" table:align="left" style:writing-mode="lr-tb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2.1222in" style:rel-column-width="20083*"/>
    </style:style>
    <style:style style:name="Table3.B" style:family="table-column">
      <style:table-column-properties style:column-width="4.1278in" style:rel-column-width="39063*"/>
    </style:style>
    <style:style style:name="Table3.C" style:family="table-column">
      <style:table-column-properties style:column-width="0.675in" style:rel-column-width="638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C11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1074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officeooo:rsid="002693d7" officeooo:paragraph-rsid="002693d7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2cf74e" officeooo:paragraph-rsid="002cf74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2ead8a" officeooo:paragraph-rsid="002ead8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7c042" officeooo:paragraph-rsid="00274898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ffc02" officeooo:paragraph-rsid="0021dd83" fo:background-color="transparen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3099fd" officeooo:paragraph-rsid="0021dd83" fo:background-color="transparen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24bc79" officeooo:paragraph-rsid="0024bc79" fo:background-color="transparen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31aea9" officeooo:paragraph-rsid="0031aea9" fo:background-color="transparen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346812" officeooo:paragraph-rsid="00346812" fo:background-color="transparen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-asian="Liberation Serif1" style:font-name-complex="Liberation Serif1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 style:snap-to-layout-grid="false"/>
    </style:style>
    <style:style style:name="P1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paragraph-rsid="001e2b6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rsid="00274898" officeooo:paragraph-rsid="00274898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28b7fe" officeooo:paragraph-rsid="0028b7fe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2ead8a" officeooo:paragraph-rsid="002ead8a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2ffc02" officeooo:paragraph-rsid="002ffc02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2cf74e" officeooo:paragraph-rsid="002cf74e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31aea9" officeooo:paragraph-rsid="0031aea9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2ffee8" officeooo:paragraph-rsid="0021dd83" fo:background-color="transparent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paragraph-rsid="001e2b6a" fo:background-color="transparent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33d4ac" officeooo:paragraph-rsid="0033d4ac" fo:background-color="transparen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officeooo:rsid="001d1074" officeooo:paragraph-rsid="001d1074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1pt" officeooo:rsid="00346812" officeooo:paragraph-rsid="00346812" fo:background-color="transparent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3834fe" officeooo:paragraph-rsid="003834fe" fo:background-color="transparent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3c570f" officeooo:paragraph-rsid="003c570f" fo:background-color="transparent" style:font-size-asian="11pt" style:font-size-complex="11pt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fo:font-size="11pt" officeooo:rsid="0033d4ac" officeooo:paragraph-rsid="0033d4ac" fo:background-color="transparent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1pt" officeooo:paragraph-rsid="001e2b6a" fo:background-color="transparent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font-size="11pt" officeooo:rsid="003834fe" officeooo:paragraph-rsid="003834fe" fo:background-color="transparent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3927e3" officeooo:paragraph-rsid="003927e3" fo:background-color="transparent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fo:font-size="11pt" officeooo:rsid="003927e3" officeooo:paragraph-rsid="003daab5" fo:background-color="transparent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fo:font-size="11pt" officeooo:rsid="003927e3" officeooo:paragraph-rsid="003e992e" fo:background-color="transparent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  <style:text-properties fo:font-size="11pt" officeooo:rsid="003ac026" officeooo:paragraph-rsid="003ac026" fo:background-color="transparent" style:font-size-asian="11pt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1pt" officeooo:rsid="003ac026" officeooo:paragraph-rsid="003daab5" fo:background-color="transparen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font-size="11pt" officeooo:rsid="003ac026" officeooo:paragraph-rsid="003e992e" fo:background-color="transparent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fo:font-size="11pt" officeooo:rsid="002ffee8" officeooo:paragraph-rsid="0021dd83" fo:background-color="transparent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fo:font-size="11pt" officeooo:rsid="00361d71" officeooo:paragraph-rsid="00361d71" fo:background-color="transparent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fo:font-size="11pt" officeooo:paragraph-rsid="001e2b6a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officeooo:paragraph-rsid="00361d71"/>
    </style:style>
    <style:style style:name="P46" style:family="paragraph" style:parent-style-name="Table_20_Contents">
      <style:paragraph-properties fo:text-align="start" style:justify-single-word="false"/>
      <style:text-properties officeooo:rsid="003daab5" officeooo:paragraph-rsid="003daab5"/>
    </style:style>
    <style:style style:name="T1" style:family="text">
      <style:text-properties officeooo:rsid="001d1074"/>
    </style:style>
    <style:style style:name="T2" style:family="text">
      <style:text-properties officeooo:rsid="00252b0e"/>
    </style:style>
    <style:style style:name="T3" style:family="text">
      <style:text-properties officeooo:rsid="0027c042"/>
    </style:style>
    <style:style style:name="T4" style:family="text">
      <style:text-properties officeooo:rsid="0028b7fe"/>
    </style:style>
    <style:style style:name="T5" style:family="text">
      <style:text-properties officeooo:rsid="002ead8a"/>
    </style:style>
    <style:style style:name="T6" style:family="text">
      <style:text-properties officeooo:rsid="002ffc02"/>
    </style:style>
    <style:style style:name="T7" style:family="text">
      <style:text-properties officeooo:rsid="0024bc79"/>
    </style:style>
    <style:style style:name="T8" style:family="text">
      <style:text-properties officeooo:rsid="0031aea9"/>
    </style:style>
    <style:style style:name="T9" style:family="text">
      <style:text-properties officeooo:rsid="0033d4ac"/>
    </style:style>
    <style:style style:name="T10" style:family="text">
      <style:text-properties officeooo:rsid="00368e98"/>
    </style:style>
    <style:style style:name="T11" style:family="text">
      <style:text-properties officeooo:rsid="003d1bcf"/>
    </style:style>
    <style:style style:name="T12" style:family="text">
      <style:text-properties fo:font-size="11pt" officeooo:rsid="00361d71" fo:background-color="transparent" loext:char-shading-value="0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AMSVR <text:span text:style-name="T2">Document Guide </text:span></text:p>
      <text:p text:style-name="P3">智能IP一体机文档清单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4">2019-7-10</text:p>
          </table:table-cell>
          <table:table-cell table:style-name="Table1.A1" office:value-type="string">
            <text:p text:style-name="P14">建立此文档</text:p>
          </table:table-cell>
          <table:table-cell table:style-name="Table1.C1" office:value-type="string">
            <text:p text:style-name="P14">HL</text:p>
          </table:table-cell>
        </table:table-row>
        <table:table-row table:style-name="Table1.1">
          <table:table-cell table:style-name="Table1.A2" office:value-type="string">
            <text:p text:style-name="P15">2020-1-16</text:p>
          </table:table-cell>
          <table:table-cell table:style-name="Table1.A2" office:value-type="string">
            <text:p text:style-name="P15">刷新添加CAMSVR-２系统</text:p>
          </table:table-cell>
          <table:table-cell table:style-name="Table1.C2" office:value-type="string">
            <text:p text:style-name="P15">HL</text:p>
          </table:table-cell>
        </table:table-row>
      </table:table>
      <text:p text:style-name="P1"/>
      <text:p text:style-name="P38">3-8-smart-tech/3-8-4-huaYuan/3-8-4-6-products/CAMSVR-3-8-4-6-1/manufacturing-camsvr3-8-4-6-1/camsvr-pack/$ <text:s/></text:p>
      <text:p text:style-name="P41"><text:a xlink:type="simple" xlink:href="https://github.com/hualili/robotics-open_abb/tree/master/ai-embedded">https://github.com/hualili/robotics-open_abb/tree/master/ai-embedded</text:a> </text:p>
      <text:p text:style-name="P1"/>
      <text:p text:style-name="P2">表<text:span text:style-name="T1">1. 智能IP一体机CAMSVR 文档清单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<text:span text:style-name="T4">Number</text:span>编号</text:p>
          </table:table-cell>
          <table:table-cell table:style-name="Table3.A1" office:value-type="string">
            <text:p text:style-name="P27">Description说明及文档编号</text:p>
          </table:table-cell>
          <table:table-cell table:style-name="Table3.C1" office:value-type="string">
            <text:p text:style-name="P14">备注</text:p>
          </table:table-cell>
        </table:table-row>
        <table:table-row>
          <table:table-cell table:style-name="Table3.A2" office:value-type="string">
            <text:p text:style-name="P7">1. <text:span text:style-name="T8">No. 100: </text:span>文档清单</text:p>
          </table:table-cell>
          <table:table-cell table:style-name="Table3.A2" office:value-type="string">
            <text:p text:style-name="P19">100CAMSVR-master-doc-2020-2-18.pdf </text:p>
          </table:table-cell>
          <table:table-cell table:style-name="Table3.C2" office:value-type="string">
            <text:p text:style-name="P16"><text:s/></text:p>
          </table:table-cell>
        </table:table-row>
        <table:table-row>
          <table:table-cell table:style-name="Table3.A2" office:value-type="string">
            <text:p text:style-name="P4"><text:span text:style-name="T3">2</text:span>. <text:span text:style-name="T8">No. 101: </text:span>技术指标</text:p>
          </table:table-cell>
          <table:table-cell table:style-name="Table3.A2" office:value-type="string">
            <text:p text:style-name="P18">101CAMSVR-spec-v2-2020-1-18.pdf </text:p>
          </table:table-cell>
          <table:table-cell table:style-name="Table3.C2" office:value-type="string">
            <text:p text:style-name="P17"><text:s/></text:p>
          </table:table-cell>
        </table:table-row>
        <table:table-row>
          <table:table-cell table:style-name="Table3.A2" office:value-type="string">
            <text:p text:style-name="P4">3. <text:span text:style-name="T8">No. 102-2: Bill of the material器件清单</text:span></text:p>
          </table:table-cell>
          <table:table-cell table:style-name="Table3.A2" office:value-type="string">
            <text:p text:style-name="P22">102-2-CAMSVR2-BillofMaterials-v2-HL-SJ-DS-2-14-2020.pdf 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5">4. <text:span text:style-name="T8">No. 103-2: </text:span>Three D printing CAD file 加工<text:span text:style-name="T5">3D打印文档</text:span></text:p>
          </table:table-cell>
          <table:table-cell table:style-name="Table3.A2" office:value-type="string">
            <text:p text:style-name="P20">103-2-Camsvr2_CAD-2020-02-14.tar.gz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6">5. <text:span text:style-name="T8">104-2: </text:span>产品组装手册<text:span text:style-name="T6">　</text:span></text:p>
          </table:table-cell>
          <table:table-cell table:style-name="Table3.A2" office:value-type="string">
            <text:p text:style-name="P21">104-2-CAMSVR2-Assembly-steps-v1.0-02-09-2020.pdf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7" office:value-type="string">
            <text:p text:style-name="P8">6. <text:span text:style-name="T8">105: </text:span>产品运行烤机手册 <text:span text:style-name="T7">System Assembly and Testing Document</text:span></text:p>
          </table:table-cell>
          <table:table-cell table:style-name="Table3.A7" office:value-type="string">
            <text:p text:style-name="P45"><text:span text:style-name="T12">105-1 </text:span><text:bookmark text:name="9b3a1568a26f587b6aefa7a82d4668f8-9ad6de0d3c661e05d3b44c129c7aae8d8e41444d"/><text:a xlink:type="simple" xlink:href="https://github.com/hualili/robotics-open_abb/blob/master/ai-embedded/105-1-camsvr2-testing-v2-hl-2020-3-3.odp">105-1-camsvr2-testing-v2-hl-2020-3-3.odp</text:a> </text:p>
            <text:p text:style-name="P45"/>
            <text:p text:style-name="P46"/>
            <text:p text:style-name="P37">3-8-smart-tech/3-8-4-huaYuan/3-8-4-6-products/CAMSVR-3-8-4-6-1/manufacturing-camsvr3-8-4-6-1/camsvr-pack/110-remote-flashing/final$ <text:s/></text:p>
            <text:p text:style-name="P37"/>
            <text:p text:style-name="P40"><text:a xlink:type="simple" xlink:href="https://github.com/hualili/robotics-open_abb/tree/master/ai-embedded">https://github.com/hualili/robotics-open_abb/tree/master/ai-embedded</text:a></text:p>
            <text:p text:style-name="P40"/>
            <text:p text:style-name="P43">105-2 firmware upgrading 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7" office:value-type="string">
            <text:p text:style-name="P31"/>
          </table:table-cell>
          <table:table-cell table:style-name="Table3.A7" office:value-type="string">
            <text:p text:style-name="P24"/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7" office:value-type="string">
            <text:p text:style-name="P9">7. <text:span text:style-name="T8">106: </text:span>产品用户手册 <text:span text:style-name="T7">User Guide</text:span></text:p>
          </table:table-cell>
          <table:table-cell table:style-name="Table3.A7" office:value-type="string">
            <text:p text:style-name="P24">(TBD) 待添加　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7" office:value-type="string">
            <text:p text:style-name="P9">8. <text:span text:style-name="T8">107: </text:span>产品装箱手册及装箱清单</text:p>
            <text:p text:style-name="P10">Shipping and Packaging document </text:p>
          </table:table-cell>
          <table:table-cell table:style-name="Table3.A7" office:value-type="string">
            <text:p text:style-name="P24">(TBD) 待添加　</text:p>
          </table:table-cell>
          <table:table-cell table:style-name="Table3.C2" office:value-type="string">
            <text:p text:style-name="P17"/>
          </table:table-cell>
        </table:table-row>
        <table:table-row>
          <table:table-cell table:style-name="Table3.A7" office:value-type="string">
            <text:p text:style-name="P11">9. 108: <text:span text:style-name="T9">3D printing guide </text:span></text:p>
          </table:table-cell>
          <table:table-cell table:style-name="Table3.A7" office:value-type="string">
            <text:p text:style-name="P26">108-3DPrinting-cti-2020-2-17.doc </text:p>
          </table:table-cell>
          <table:table-cell table:style-name="Table3.C11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12">10. 109: 3D printing time estimate guidelines</text:p>
          </table:table-cell>
          <table:table-cell table:style-name="Table3.A7" office:value-type="string">
            <text:p text:style-name="P26"/>
          </table:table-cell>
          <table:table-cell table:style-name="Table3.C11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30">11. 110: remote flashing </text:p>
          </table:table-cell>
          <table:table-cell table:style-name="Table3.A7" office:value-type="string">
            <text:p text:style-name="P35">110-FirmwareFlashing-ZoomRemoteControl-hl-2020-3-12.odp</text:p>
            <text:p text:style-name="P36"/>
            <text:p text:style-name="P36"><text:soft-page-break/>3-8-smart-tech/3-8-4-huaYuan/3-8-4-6-products/CAMSVR-3-8-4-6-1/manufacturing-camsvr3-8-4-6-1/camsvr-pack/110-remote-flashing/final$ <text:s/></text:p>
            <text:p text:style-name="P36"/>
            <text:p text:style-name="P39">https://github.com/hualili/robotics-open_abb/tree/master/ai-embedded</text:p>
          </table:table-cell>
          <table:table-cell table:style-name="Table3.C11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12"/>
          </table:table-cell>
          <table:table-cell table:style-name="Table3.A7" office:value-type="string">
            <text:p text:style-name="P26"/>
          </table:table-cell>
          <table:table-cell table:style-name="Table3.C11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12"/>
          </table:table-cell>
          <table:table-cell table:style-name="Table3.A7" office:value-type="string">
            <text:p text:style-name="P26"/>
          </table:table-cell>
          <table:table-cell table:style-name="Table3.C11" office:value-type="string">
            <text:p text:style-name="P25"/>
          </table:table-cell>
        </table:table-row>
        <table:table-row>
          <table:table-cell table:style-name="Table3.A7" office:value-type="string">
            <text:p text:style-name="P12"/>
          </table:table-cell>
          <table:table-cell table:style-name="Table3.A7" office:value-type="string">
            <text:p text:style-name="P26"/>
          </table:table-cell>
          <table:table-cell table:style-name="Table3.C11" office:value-type="string">
            <text:p text:style-name="P25"/>
          </table:table-cell>
        </table:table-row>
      </table:table>
      <text:p text:style-name="P2"/>
      <text:p text:style-name="P13"><text:s text:c="2"/></text:p>
      <text:p text:style-name="P1">(END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0.0728in" svg:y="-0.1465in" svg:width="0.3835in" svg:height="0.361in" draw:z-index="1"><draw:image xlink:href="Pictures/10000000000000580000004B708087DB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4:14:59.575684100</meta:creation-date>
    <dc:date>2020-03-12T17:42:15.865162399</dc:date>
    <meta:editing-cycles>53</meta:editing-cycles>
    <meta:editing-duration>PT11H41M18S</meta:editing-duration>
    <meta:generator>LibreOffice/4.2.8.2$Linux_X86_64 LibreOffice_project/420m0$Build-2</meta:generator>
    <meta:document-statistic meta:table-count="2" meta:image-count="1" meta:object-count="0" meta:page-count="2" meta:paragraph-count="45" meta:word-count="189" meta:character-count="1459" meta:non-whitespace-character-count="1374"/>
  </office:meta>
</office:document-meta>
</file>